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Heading_20_1" style:master-page-name="First_20_Page">
      <style:paragraph-properties style:page-number="auto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7814947114779992565" text:style-name="L1">
        <text:list-item>
          <text:p text:style-name="P9">OpenLCB Common Information Technical Note</text:p>
        </text:list-item>
      </text:list>
      <text:p text:style-name="Standard">Cross link to ACDI.</text:p>
      <text:p text:style-name="Standard">Must appear in PIP.</text:p>
      <text:p text:style-name="Standard"/>
      <text:h text:style-name="Heading_20_1" text:outline-level="1">(To Be Merged)</text:h>
      <text:p text:style-name="Standard">The node sending the SNI request must wait for the entire reply from the responder before sending another SNI request. <text:s/>(Included to simplify required logic in leaf nodes)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<text:s/>1 Introduction (Informative)<text:tab/>1</text:p>
          <text:p text:style-name="P8"><text:s/>2 Intended Use (Informative)<text:tab/>1</text:p>
          <text:p text:style-name="P8"><text:s/>3 References and Context (Normative)<text:tab/>1</text:p>
          <text:p text:style-name="P8"><text:s/>4 Section Title<text:tab/>1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tracked-changes>
          <text:changed-region xml:id="ct1533276448" text:id="ct153327644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1533276304" text:id="ct153327630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1533276448"/><text:span text:style-name="Page_20_Number"><text:span text:style-name="MT2">2</text:span></text:span><text:change-end text:change-id="ct1533276448"/><text:change text:change-id="ct153327630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1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02-06T22:33:20">Feb 6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533263360" text:id="ct1533263360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1533263488" text:id="ct1533263488">
            <text:deletion>
              <office:change-info>
                <dc:creator>Bob Jacobsen</dc:creator>
                <dc:date>2012-06-08T15:20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533263360"/>Simple Node Information Protocol<text:change-end text:change-id="ct1533263360"/><text:change text:change-id="ct153326348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33:20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485238000" text:id="ct148523800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1485240832" text:id="ct1485240832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1485242272" text:id="ct148524227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1485242368" text:id="ct148524236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1485238000"/><text:change-start text:change-id="ct1485240832"/><text:span text:style-name="Page_20_Number"><text:span text:style-name="MT2">2</text:span></text:span><text:change-end text:change-id="ct1485240832"/><text:span text:style-name="Page_20_Number"><text:span text:style-name="MT2">01</text:span></text:span><text:change-start text:change-id="ct1485242272"/><text:span text:style-name="Page_20_Number"><text:span text:style-name="MT2">2</text:span></text:span><text:change-end text:change-id="ct1485242272"/><text:change text:change-id="ct148524236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3-02-06T22:33:20">Feb 6, 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5</meta:editing-cycles>
    <meta:editing-duration>PT12H12M42S</meta:editing-duration>
    <meta:generator>OpenOffice.org/3.4.1$Unix OpenOffice.org_project/341m1$Build-9593</meta:generator>
    <dc:date>2013-02-06T22:33:20</dc:date>
    <dc:creator>Bob Jacobsen</dc:creator>
    <meta:document-statistic meta:table-count="1" meta:image-count="1" meta:object-count="0" meta:page-count="1" meta:paragraph-count="28" meta:word-count="174" meta:character-count="1115"/>
    <meta:user-defined meta:name="Info 1"/>
    <meta:user-defined meta:name="Info 2"/>
    <meta:user-defined meta:name="Info 3"/>
    <meta:user-defined meta:name="Info 4"/>
  </office:meta>
</office:document-meta>
</file>